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76cm"/>
    </style:style>
    <style:style style:name="gr9" style:family="graphic" style:parent-style-name="standard">
      <style:graphic-properties draw:stroke="none" svg:stroke-color="#000000" draw:fill="none" draw:fill-color="#ffffff" fo:min-height="0.613cm"/>
    </style:style>
    <style:style style:name="gr10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6pt" style:font-name-asian="AR PL UKai CN" style:font-size-asian="6pt" style:font-size-complex="6pt"/>
    </style:style>
    <style:style style:name="P3" style:family="paragraph">
      <style:text-properties style:font-name="AR PL UKai CN" fo:font-size="6pt" style:font-name-asian="AR PL UKai CN" style:font-size-asian="6pt" style:font-size-complex="6pt"/>
    </style:style>
    <style:style style:name="T1" style:family="text">
      <style:text-properties style:font-name="AR PL UKai CN" fo:font-size="6pt" style:font-name-asian="AR PL UKai CN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9cm" svg:height="0.8cm" svg:x="7.2cm" svg:y="3.3cm">
          <text:p text:style-name="P1"><text:span text:style-name="T1">10</text:span></text:p>
          <text:p text:style-name="P1"><text:span text:style-name="T1">开仓请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1cm" svg:height="0.5cm" svg:x="7.1cm" svg:y="1.7cm">
          <text:p text:style-name="P1"><text:span text:style-name="T1">创建新</text:span><text:span text:style-name="T1">EX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65cm" svg:y1="2.2cm" svg:x2="7.65cm" svg:y2="3.3cm" draw:start-shape="id1" draw:start-glue-point="2" draw:end-shape="id2" draw:end-glue-point="4" svg:d="M7650 2200v1100" svg:viewBox="0 0 1 1101">
          <text:p/>
        </draw:connector>
        <draw:frame draw:style-name="gr3" draw:text-style-name="P3" draw:layer="layout" svg:width="1cm" svg:height="0.488cm" svg:x="7.7cm" svg:y="2.4cm">
          <draw:text-box>
            <text:p><text:span text:style-name="T1">开仓</text:span></text:p>
          </draw:text-box>
        </draw:frame>
        <draw:custom-shape draw:style-name="gr1" draw:text-style-name="P2" xml:id="id4" draw:id="id4" draw:layer="layout" svg:width="0.9cm" svg:height="0.8cm" svg:x="5.8cm" svg:y="5.6cm">
          <text:p text:style-name="P1"><text:span text:style-name="T1">11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9cm" svg:height="0.8cm" svg:x="9cm" svg:y="5.6cm">
          <text:p text:style-name="P1"><text:span text:style-name="T1">12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969cm" svg:y1="3.983cm" svg:x2="9.45cm" svg:y2="5.6cm" draw:start-shape="id2" draw:start-glue-point="9" draw:end-shape="id3" draw:end-glue-point="4" svg:d="M7969 3983l1481 1617" svg:viewBox="0 0 1482 1618">
          <text:p/>
        </draw:connector>
        <draw:frame draw:style-name="gr3" draw:text-style-name="P3" draw:layer="layout" svg:width="1.8cm" svg:height="0.725cm" svg:x="8.3cm" svg:y="3.875cm">
          <draw:text-box>
            <text:p><text:span text:style-name="T1">收到成交，并且全部成交</text:span></text:p>
          </draw:text-box>
        </draw:frame>
        <draw:connector draw:style-name="gr2" draw:text-style-name="P1" draw:layer="layout" draw:type="line" svg:x1="7.65cm" svg:y1="4.1cm" svg:x2="6.569cm" svg:y2="5.717cm" draw:start-shape="id2" draw:start-glue-point="8" draw:end-shape="id4" draw:end-glue-point="11" svg:d="M7650 4100l-1081 1617" svg:viewBox="0 0 1082 1618">
          <text:p/>
        </draw:connector>
        <draw:frame draw:style-name="gr3" draw:text-style-name="P3" draw:layer="layout" svg:width="1.6cm" svg:height="0.725cm" svg:x="6.3cm" svg:y="4.2cm">
          <draw:text-box>
            <text:p><text:span text:style-name="T1">收到成交，部分成交</text:span></text:p>
          </draw:text-box>
        </draw:frame>
        <draw:connector draw:style-name="gr2" draw:text-style-name="P1" draw:layer="layout" draw:type="line" svg:x1="6.7cm" svg:y1="6cm" svg:x2="9cm" svg:y2="6cm" draw:start-shape="id4" draw:start-glue-point="10" draw:end-shape="id3" draw:end-glue-point="6" svg:d="M6700 6000h2300" svg:viewBox="0 0 2301 1">
          <text:p/>
        </draw:connector>
        <draw:frame draw:style-name="gr3" draw:text-style-name="P3" draw:layer="layout" svg:width="1.8cm" svg:height="0.725cm" svg:x="6.9cm" svg:y="5.376cm">
          <draw:text-box>
            <text:p><text:span text:style-name="T1">收到成交，并且全部成交</text:span></text:p>
          </draw:text-box>
        </draw:frame>
        <draw:custom-shape draw:style-name="gr1" draw:text-style-name="P2" xml:id="id5" draw:id="id5" draw:layer="layout" svg:width="0.9cm" svg:height="0.8cm" svg:x="3.6cm" svg:y="8.5cm">
          <text:p text:style-name="P1"><text:span text:style-name="T1">1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svg:x1="7.2cm" svg:y1="3.7cm" svg:x2="4.05cm" svg:y2="8.5cm" draw:start-shape="id2" draw:start-glue-point="6" draw:end-shape="id5" draw:end-glue-point="4" svg:d="M7200 3700c-2100 0-3150 1600-3150 4800" svg:viewBox="0 0 3151 4801">
          <text:p/>
        </draw:connector>
        <draw:frame draw:style-name="gr4" draw:text-style-name="P3" draw:layer="layout" svg:width="2.5cm" svg:height="1.1cm" svg:x="4cm" svg:y="4.3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onnector draw:style-name="gr2" draw:text-style-name="P1" draw:layer="layout" draw:type="line" svg:x1="5.931cm" svg:y1="6.283cm" svg:x2="4.369cm" svg:y2="8.617cm" draw:start-shape="id4" draw:start-glue-point="7" draw:end-shape="id5" draw:end-glue-point="11" svg:d="M5931 6283l-1562 2334" svg:viewBox="0 0 1563 2335">
          <text:p/>
        </draw:connector>
        <draw:frame draw:style-name="gr3" draw:text-style-name="P3" draw:layer="layout" svg:width="2.5cm" svg:height="0.962cm" svg:x="5.087cm" svg:y="6.233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ustom-shape draw:style-name="gr1" draw:text-style-name="P2" xml:id="id6" draw:id="id6" draw:layer="layout" svg:width="0.9cm" svg:height="0.8cm" svg:x="2.5cm" svg:y="6.2cm">
          <text:p text:style-name="P1"><text:span text:style-name="T1">1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731cm" svg:y1="8.617cm" svg:x2="2.95cm" svg:y2="7cm" draw:start-shape="id5" draw:start-glue-point="5" draw:end-shape="id6" draw:end-glue-point="8" svg:d="M3731 8617l-781-1617" svg:viewBox="0 0 782 1618">
          <text:p/>
        </draw:connector>
        <draw:frame draw:style-name="gr3" draw:text-style-name="P3" draw:layer="layout" svg:width="2.113cm" svg:height="0.725cm" svg:x="2.387cm" svg:y="7.175cm">
          <draw:text-box>
            <text:p><text:span text:style-name="T1">收到撤单回报，并且成交量</text:span><text:span text:style-name="T1">= 0</text:span></text:p>
          </draw:text-box>
        </draw:frame>
        <draw:custom-shape draw:style-name="gr1" draw:text-style-name="P2" xml:id="id7" draw:id="id7" draw:layer="layout" svg:width="0.9cm" svg:height="0.8cm" svg:x="8.3cm" svg:y="7.7cm">
          <text:p text:style-name="P1"><text:span text:style-name="T1">1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cm" svg:y1="8.9cm" svg:x2="8.3cm" svg:y2="8.1cm" draw:start-shape="id5" draw:start-glue-point="10" draw:end-shape="id7" draw:end-glue-point="6" svg:d="M4500 8900l3800-800" svg:viewBox="0 0 3801 801">
          <text:p/>
        </draw:connector>
        <draw:frame draw:style-name="gr3" draw:text-style-name="P3" draw:layer="layout" svg:width="2.113cm" svg:height="0.962cm" svg:x="6.001cm" svg:y="7.676cm">
          <draw:text-box>
            <text:p><text:span text:style-name="T1">收到撤单回报，并且成交量</text:span><text:span text:style-name="T1">&gt; 0</text:span></text:p>
            <text:p><text:span text:style-name="T1">并且 </text:span><text:span text:style-name="T1">&lt; </text:span><text:span text:style-name="T1">开仓量</text:span></text:p>
          </draw:text-box>
        </draw:frame>
        <draw:custom-shape draw:style-name="gr1" draw:text-style-name="P2" xml:id="id8" draw:id="id8" draw:layer="layout" svg:width="0.9cm" svg:height="0.8cm" svg:x="7.002cm" svg:y="9.702cm">
          <text:p text:style-name="P1"><text:span text:style-name="T1">1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9cm" svg:height="0.8cm" svg:x="9.7cm" svg:y="9.7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69cm" svg:y1="9.183cm" svg:x2="7.133cm" svg:y2="9.819cm" draw:start-shape="id5" draw:start-glue-point="9" draw:end-shape="id8" draw:end-glue-point="5" svg:d="M4369 9183l2764 636" svg:viewBox="0 0 2765 637">
          <text:p/>
        </draw:connector>
        <draw:frame draw:style-name="gr3" draw:text-style-name="P3" draw:layer="layout" svg:width="2.399cm" svg:height="0.725cm" svg:x="5.4cm" svg:y="9cm">
          <draw:text-box>
            <text:p><text:span text:style-name="T1">收到成交回报，并且成交量</text:span><text:span text:style-name="T1">= </text:span><text:span text:style-name="T1">开仓量</text:span></text:p>
          </draw:text-box>
        </draw:frame>
        <draw:connector draw:style-name="gr2" draw:text-style-name="P1" draw:layer="layout" draw:type="line" svg:x1="7.902cm" svg:y1="10.102cm" svg:x2="9.7cm" svg:y2="10.1cm" draw:start-shape="id8" draw:start-glue-point="10" draw:end-shape="id9" draw:end-glue-point="6" svg:d="M7902 10102l1798-2" svg:viewBox="0 0 1799 3">
          <text:p/>
        </draw:connector>
        <draw:frame draw:style-name="gr3" draw:text-style-name="P3" draw:layer="layout" svg:width="2.113cm" svg:height="0.725cm" svg:x="8.087cm" svg:y="10.7cm">
          <draw:text-box>
            <text:p><text:span text:style-name="T1">收到撤单回报，撤单失败</text:span></text:p>
          </draw:text-box>
        </draw:frame>
        <draw:custom-shape draw:style-name="gr5" draw:text-style-name="P2" xml:id="id10" draw:id="id10" draw:layer="layout" svg:width="0.9cm" svg:height="0.8cm" svg:x="10.7cm" svg:y="7.5cm">
          <text:p text:style-name="P1"><text:span text:style-name="T1">20</text:span></text:p>
          <text:p text:style-name="P1"><text:span text:style-name="T1">限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469cm" svg:y1="10.217cm" svg:x2="10.831cm" svg:y2="8.183cm" draw:end-shape="id10" draw:end-glue-point="7" svg:d="M10469 10217l362-2034" svg:viewBox="0 0 363 2035">
          <text:p/>
        </draw:connector>
        <draw:connector draw:style-name="gr2" draw:text-style-name="P1" draw:layer="layout" draw:type="line" svg:x1="9.2cm" svg:y1="8.1cm" svg:x2="10.7cm" svg:y2="7.9cm" draw:start-shape="id7" draw:end-shape="id10" draw:end-glue-point="6" svg:d="M9200 8100l1500-200" svg:viewBox="0 0 1501 201">
          <text:p/>
        </draw:connector>
        <draw:frame draw:style-name="gr3" draw:text-style-name="P3" draw:layer="layout" svg:width="2cm" svg:height="0.725cm" svg:x="9.7cm" svg:y="6.6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frame draw:style-name="gr3" draw:text-style-name="P3" draw:layer="layout" svg:width="1.6cm" svg:height="0.725cm" svg:x="9cm" svg:y="6.975cm">
          <draw:text-box>
            <text:p><text:span text:style-name="T1">DeltaTick</text:span><text:span text:style-name="T1">后限价平仓</text:span></text:p>
          </draw:text-box>
        </draw:frame>
        <draw:frame draw:style-name="gr3" draw:text-style-name="P3" draw:layer="layout" svg:width="2cm" svg:height="0.725cm" svg:x="9.4cm" svg:y="8.9cm">
          <draw:text-box>
            <text:p><text:span text:style-name="T1">收到新</text:span><text:span text:style-name="T1">Tick</text:span><text:span text:style-name="T1">后立即限价平仓</text:span></text:p>
          </draw:text-box>
        </draw:frame>
        <draw:custom-shape draw:style-name="gr5" draw:text-style-name="P2" xml:id="id11" draw:id="id11" draw:layer="layout" svg:width="0.9cm" svg:height="0.8cm" svg:x="12.7cm" svg:y="9.7cm">
          <text:p text:style-name="P1"><text:span text:style-name="T1">21</text:span></text:p>
          <text:p text:style-name="P1"><text:span text:style-name="T1">限价平仓</text:span></text:p>
          <text:p text:style-name="P1"><text:span text:style-name="T1">部分成交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9cm" svg:y1="6.4cm" svg:x2="10.831cm" svg:y2="7.617cm" draw:end-shape="id10" draw:end-glue-point="5" svg:d="M9900 6400l931 1217" svg:viewBox="0 0 932 1218">
          <text:p/>
        </draw:connector>
        <draw:custom-shape draw:style-name="gr5" draw:text-style-name="P2" xml:id="id12" draw:id="id12" draw:layer="layout" svg:width="0.9cm" svg:height="0.8cm" svg:x="12.2cm" svg:y="5.7cm">
          <text:p text:style-name="P1"><text:span text:style-name="T1">22</text:span></text:p>
          <text:p text:style-name="P1"><text:span text:style-name="T1">限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cm" svg:height="0.725cm" svg:x="11.219cm" svg:y="8.661cm">
          <draw:text-box>
            <text:p><text:span text:style-name="T1">收到成交，部分成交</text:span></text:p>
          </draw:text-box>
        </draw:frame>
        <draw:connector draw:style-name="gr2" draw:text-style-name="P1" draw:layer="layout" draw:type="line" svg:x1="11.15cm" svg:y1="8.3cm" svg:x2="12.831cm" svg:y2="9.817cm" draw:start-shape="id10" draw:start-glue-point="8" draw:end-shape="id11" draw:end-glue-point="5" svg:d="M11150 8300l1681 1517" svg:viewBox="0 0 1682 1518">
          <text:p/>
        </draw:connector>
        <draw:frame draw:style-name="gr3" draw:text-style-name="P3" draw:layer="layout" svg:width="1.8cm" svg:height="0.725cm" svg:x="12.3cm" svg:y="7.875cm">
          <draw:text-box>
            <text:p><text:span text:style-name="T1">收到成交，并且全部成交</text:span></text:p>
          </draw:text-box>
        </draw:frame>
        <draw:connector draw:style-name="gr2" draw:text-style-name="P1" draw:layer="layout" draw:type="line" svg:x1="13.15cm" svg:y1="9.7cm" svg:x2="12.969cm" svg:y2="6.383cm" draw:start-shape="id11" draw:end-shape="id12" draw:end-glue-point="9" svg:d="M13150 9700l-181-3317" svg:viewBox="0 0 182 3318">
          <text:p/>
        </draw:connector>
        <draw:frame draw:style-name="gr6" draw:text-style-name="P3" draw:layer="layout" svg:width="1.8cm" svg:height="0.725cm" svg:x="11.4cm" svg:y="6.9cm">
          <draw:text-box>
            <text:p><text:span text:style-name="T1">收到成交，并且全部成交</text:span></text:p>
          </draw:text-box>
        </draw:frame>
        <draw:custom-shape draw:style-name="gr5" draw:text-style-name="P2" xml:id="id13" draw:id="id13" draw:layer="layout" svg:width="0.9cm" svg:height="0.8cm" svg:x="16.7cm" svg:y="7.8cm">
          <text:p text:style-name="P1"><text:span text:style-name="T1">23</text:span></text:p>
          <text:p text:style-name="P1"><text:span text:style-name="T1">部分成交</text:span></text:p>
          <text:p text:style-name="P1"><text:span text:style-name="T1">发出撤单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3.6cm" svg:y1="10.1cm" svg:x2="16.831cm" svg:y2="8.483cm" draw:start-shape="id11" draw:start-glue-point="10" draw:end-shape="id13" draw:end-glue-point="7" svg:d="M13600 10100l3231-1617" svg:viewBox="0 0 3232 1618">
          <text:p/>
        </draw:connector>
        <draw:frame draw:style-name="gr3" draw:text-style-name="P3" draw:layer="layout" svg:width="2.5cm" svg:height="0.962cm" svg:x="13.9cm" svg:y="8.938cm">
          <draw:text-box>
            <text:p><text:span text:style-name="T1">DeltaT</text:span><text:span text:style-name="T1">时间内未成交，并不满足继续开仓条件，</text:span><text:span text:style-name="T1">CancelOpen</text:span></text:p>
          </draw:text-box>
        </draw:frame>
        <draw:custom-shape draw:style-name="gr5" draw:text-style-name="P2" xml:id="id14" draw:id="id14" draw:layer="layout" svg:width="0.9cm" svg:height="0.8cm" svg:x="15.3cm" svg:y="4.5cm">
          <text:p text:style-name="P1"><text:span text:style-name="T1">24</text:span></text:p>
          <text:p text:style-name="P1"><text:span text:style-name="T1">无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15cm" svg:y1="7.8cm" svg:x2="15.75cm" svg:y2="5.3cm" draw:start-shape="id13" draw:start-glue-point="4" draw:end-shape="id14" draw:end-glue-point="8" svg:d="M17150 7800l-1400-2500" svg:viewBox="0 0 1401 2501">
          <text:p/>
        </draw:connector>
        <draw:custom-shape draw:style-name="gr5" draw:text-style-name="P2" xml:id="id15" draw:id="id15" draw:layer="layout" svg:width="0.9cm" svg:height="0.8cm" svg:x="16.4cm" svg:y="3.7cm">
          <text:p text:style-name="P1"><text:span text:style-name="T1">25</text:span></text:p>
          <text:p text:style-name="P1"><text:span text:style-name="T1">部分成交</text:span></text:p>
          <text:p text:style-name="P1"><text:span text:style-name="T1">撤单成功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469cm" svg:y1="7.917cm" svg:x2="16.85cm" svg:y2="4.5cm" draw:start-shape="id13" draw:start-glue-point="11" draw:end-shape="id15" draw:end-glue-point="8" svg:d="M17469 7917l-619-3417" svg:viewBox="0 0 620 3418">
          <text:p/>
        </draw:connector>
        <draw:frame draw:style-name="gr3" draw:text-style-name="P3" draw:layer="layout" svg:width="2.113cm" svg:height="0.962cm" svg:x="16.8cm" svg:y="6.238cm">
          <draw:text-box>
            <text:p><text:span text:style-name="T1">收到撤单回报，并且成交量</text:span><text:span text:style-name="T1">&gt; 0</text:span></text:p>
            <text:p><text:span text:style-name="T1">并且 </text:span><text:span text:style-name="T1">&lt; </text:span><text:span text:style-name="T1">开仓量</text:span></text:p>
          </draw:text-box>
        </draw:frame>
        <draw:frame draw:style-name="gr3" draw:text-style-name="P3" draw:layer="layout" svg:width="2.113cm" svg:height="0.725cm" svg:x="15.087cm" svg:y="5.8cm">
          <draw:text-box>
            <text:p><text:span text:style-name="T1">收到撤单回报，并且成交量</text:span><text:span text:style-name="T1">= 0</text:span></text:p>
          </draw:text-box>
        </draw:frame>
        <draw:custom-shape draw:style-name="gr5" draw:text-style-name="P2" xml:id="id16" draw:id="id16" draw:layer="layout" svg:width="0.9cm" svg:height="0.8cm" svg:x="14.2cm" svg:y="6.9cm">
          <text:p text:style-name="P1"><text:span text:style-name="T1">26</text:span></text:p>
          <text:p text:style-name="P1"><text:span text:style-name="T1">全部成交</text:span></text:p>
          <text:p text:style-name="P1"><text:span text:style-name="T1">撤单未返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831cm" svg:y1="7.917cm" svg:x2="15.1cm" svg:y2="7.3cm" draw:start-shape="id13" draw:start-glue-point="5" draw:end-shape="id16" draw:end-glue-point="10" svg:d="M16831 7917l-1731-617" svg:viewBox="0 0 1732 618">
          <text:p/>
        </draw:connector>
        <draw:frame draw:style-name="gr3" draw:text-style-name="P3" draw:layer="layout" svg:width="1.4cm" svg:height="1.199cm" svg:x="15.3cm" svg:y="7.1cm">
          <draw:text-box>
            <text:p><text:span text:style-name="T1">收到成交回报，并且成交量</text:span><text:span text:style-name="T1">= </text:span><text:span text:style-name="T1">平仓量</text:span></text:p>
          </draw:text-box>
        </draw:frame>
        <draw:custom-shape draw:style-name="gr5" draw:text-style-name="P2" xml:id="id17" draw:id="id17" draw:layer="layout" svg:width="0.9cm" svg:height="0.8cm" svg:x="13.3cm" svg:y="4.9cm">
          <text:p text:style-name="P1"><text:span text:style-name="T1">2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65cm" svg:y1="6.9cm" svg:x2="14.069cm" svg:y2="5.583cm" draw:start-shape="id16" draw:start-glue-point="4" draw:end-shape="id17" draw:end-glue-point="9" svg:d="M14650 6900l-581-1317" svg:viewBox="0 0 582 1318">
          <text:p/>
        </draw:connector>
        <draw:custom-shape draw:style-name="gr7" draw:text-style-name="P2" xml:id="id18" draw:id="id18" draw:layer="layout" svg:width="0.9cm" svg:height="0.8cm" svg:x="14.002cm" svg:y="1.802cm">
          <text:p text:style-name="P1"><text:span text:style-name="T1">30</text:span></text:p>
          <text:p text:style-name="P1"><text:span text:style-name="T1">市价平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469cm" svg:y1="7.617cm" svg:x2="12.331cm" svg:y2="6.383cm" draw:start-shape="id10" draw:start-glue-point="11" draw:end-shape="id12" draw:end-glue-point="7" svg:d="M11469 7617l862-1234" svg:viewBox="0 0 863 1235">
          <text:p/>
        </draw:connector>
        <draw:frame draw:style-name="gr3" draw:text-style-name="P3" draw:layer="layout" svg:width="2.113cm" svg:height="0.725cm" svg:x="13.587cm" svg:y="6.2cm">
          <draw:text-box>
            <text:p><text:span text:style-name="T1">收到撤单回报，撤单失败</text:span></text:p>
          </draw:text-box>
        </draw:frame>
        <draw:custom-shape draw:style-name="gr7" draw:text-style-name="P2" xml:id="id19" draw:id="id19" draw:layer="layout" svg:width="0.9cm" svg:height="0.8cm" svg:x="11.404cm" svg:y="1.804cm">
          <text:p text:style-name="P1"><text:span text:style-name="T1">31</text:span></text:p>
          <text:p text:style-name="P1"><text:span text:style-name="T1">市价平仓</text:span></text:p>
          <text:p text:style-name="P1"><text:span text:style-name="T1">部分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.6cm" svg:height="0.726cm" svg:x="12.4cm" svg:y="1.474cm">
          <draw:text-box>
            <text:p><text:span text:style-name="T1">收到成交部分成交</text:span></text:p>
          </draw:text-box>
        </draw:frame>
        <draw:connector draw:style-name="gr2" draw:text-style-name="P1" draw:layer="layout" draw:type="line" svg:x1="14.002cm" svg:y1="2.202cm" svg:x2="12.304cm" svg:y2="2.204cm" draw:start-shape="id18" draw:start-glue-point="6" draw:end-shape="id19" draw:end-glue-point="10" svg:d="M14002 2202l-1698 2" svg:viewBox="0 0 1699 3">
          <text:p/>
        </draw:connector>
        <draw:frame draw:style-name="gr3" draw:text-style-name="P3" draw:layer="layout" svg:width="2.1cm" svg:height="0.725cm" svg:x="13.5cm" svg:y="3.4cm">
          <draw:text-box>
            <text:p><text:span text:style-name="T1">限价平仓失败，开始市价平仓</text:span></text:p>
          </draw:text-box>
        </draw:frame>
        <draw:frame draw:style-name="gr9" draw:text-style-name="P3" draw:layer="layout" svg:width="2.2cm" svg:height="0.863cm" svg:x="15cm" svg:y="2.5cm">
          <draw:text-box>
            <text:p><text:span text:style-name="T1">限价平仓部分失败，开始市价平仓</text:span></text:p>
          </draw:text-box>
        </draw:frame>
        <draw:custom-shape draw:style-name="gr7" draw:text-style-name="P2" xml:id="id20" draw:id="id20" draw:layer="layout" svg:width="0.9cm" svg:height="0.8cm" svg:x="12.4cm" svg:y="3.6cm">
          <text:p text:style-name="P1"><text:span text:style-name="T1">32</text:span></text:p>
          <text:p text:style-name="P1"><text:span text:style-name="T1">市价平仓</text:span></text:p>
          <text:p text:style-name="P1"><text:span text:style-name="T1">全部成交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854cm" svg:y1="2.604cm" svg:x2="12.531cm" svg:y2="3.717cm" draw:start-shape="id19" draw:start-glue-point="8" draw:end-shape="id20" draw:end-glue-point="5" svg:d="M11854 2604l677 1113" svg:viewBox="0 0 678 1114">
          <text:p/>
        </draw:connector>
        <draw:connector draw:style-name="gr2" draw:text-style-name="P1" draw:layer="layout" draw:type="line" svg:x1="14.133cm" svg:y1="2.485cm" svg:x2="13.169cm" svg:y2="3.717cm" draw:start-shape="id18" draw:start-glue-point="7" draw:end-shape="id20" draw:end-glue-point="11" svg:d="M14133 2485l-964 1232" svg:viewBox="0 0 965 1233">
          <text:p/>
        </draw:connector>
        <draw:frame draw:style-name="gr3" draw:text-style-name="P3" draw:layer="layout" svg:width="1.6cm" svg:height="0.725cm" svg:x="11.4cm" svg:y="2.675cm">
          <draw:text-box>
            <text:p><text:span text:style-name="T1">收到成交全部成交</text:span></text:p>
          </draw:text-box>
        </draw:frame>
        <draw:frame draw:style-name="gr3" draw:text-style-name="P3" draw:layer="layout" svg:width="1.6cm" svg:height="0.725cm" svg:x="12.9cm" svg:y="2.575cm">
          <draw:text-box>
            <text:p><text:span text:style-name="T1">收到成交全部成交</text:span></text:p>
          </draw:text-box>
        </draw:frame>
        <draw:custom-shape draw:style-name="gr10" draw:text-style-name="P2" xml:id="id22" draw:id="id22" draw:layer="layout" svg:width="0.9cm" svg:height="0.8cm" svg:x="4cm" svg:y="2.2cm">
          <text:p text:style-name="P1"><text:span text:style-name="T1">201607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9cm" svg:height="0.8cm" svg:x="9.702cm" svg:y="9.702cm">
          <text:p text:style-name="P1"><text:span text:style-name="T1">17</text:span></text:p>
          <text:p text:style-name="P1"><text:span text:style-name="T1">全部成交</text:span></text:p>
          <text:p text:style-name="P1"><text:span text:style-name="T1">撤单失败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1" draw:id="id21" draw:layer="layout" svg:width="0.9cm" svg:height="0.8cm" svg:x="10.2cm" svg:y="3.535cm">
          <text:p text:style-name="P1"><text:span text:style-name="T1">2016070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4cm" svg:y1="4cm" svg:x2="11.1cm" svg:y2="3.935cm" draw:start-shape="id20" draw:start-glue-point="6" draw:end-shape="id21" draw:end-glue-point="10" svg:d="M12400 4000l-1300-65" svg:viewBox="0 0 1301 66">
          <text:p/>
        </draw:connector>
        <draw:connector draw:style-name="gr2" draw:text-style-name="P1" draw:layer="layout" draw:type="line" svg:x1="12.65cm" svg:y1="5.7cm" svg:x2="10.65cm" svg:y2="4.335cm" draw:start-shape="id12" draw:start-glue-point="4" draw:end-shape="id21" draw:end-glue-point="8" svg:d="M12650 5700l-2000-1365" svg:viewBox="0 0 2001 1366">
          <text:p/>
        </draw:connector>
        <draw:connector draw:style-name="gr2" draw:text-style-name="P1" draw:layer="layout" draw:type="line" svg:x1="13.3cm" svg:y1="5.3cm" svg:x2="10.969cm" svg:y2="4.218cm" draw:start-shape="id17" draw:start-glue-point="6" draw:end-shape="id21" draw:end-glue-point="9" svg:d="M13300 5300l-2331-1082" svg:viewBox="0 0 2332 1083">
          <text:p/>
        </draw:connector>
        <draw:connector draw:style-name="gr2" draw:text-style-name="P1" draw:layer="layout" draw:type="line" svg:x1="2.95cm" svg:y1="6.2cm" svg:x2="4.45cm" svg:y2="3cm" draw:start-shape="id6" draw:start-glue-point="4" draw:end-shape="id22" draw:end-glue-point="8" svg:d="M2950 6200l1500-3200" svg:viewBox="0 0 1501 3201">
          <text:p/>
        </draw:connector>
        <draw:connector draw:style-name="gr2" draw:text-style-name="P1" draw:layer="layout" draw:type="line" svg:x1="4.9cm" svg:y1="2.6cm" svg:x2="7.1cm" svg:y2="1.95cm" draw:start-shape="id22" draw:start-glue-point="10" draw:end-shape="id1" draw:end-glue-point="3" svg:d="M4900 2600l2200-650" svg:viewBox="0 0 2201 651">
          <text:p/>
        </draw:connector>
        <draw:connector draw:style-name="gr2" draw:text-style-name="P1" draw:layer="layout" draw:type="line" svg:x1="15.431cm" svg:y1="4.617cm" svg:x2="14.452cm" svg:y2="2.602cm" draw:start-shape="id14" draw:start-glue-point="5" draw:end-shape="id18" draw:end-glue-point="8" svg:d="M15431 4617l-979-2015" svg:viewBox="0 0 980 2016">
          <text:p/>
        </draw:connector>
        <draw:connector draw:style-name="gr2" draw:text-style-name="P1" draw:layer="layout" draw:type="line" svg:x1="16.531cm" svg:y1="3.817cm" svg:x2="14.771cm" svg:y2="2.485cm" draw:start-shape="id15" draw:start-glue-point="5" draw:end-shape="id18" draw:end-glue-point="9" svg:d="M16531 3817l-1760-1332" svg:viewBox="0 0 1761 1333">
          <text:p/>
        </draw:connector>
        <draw:connector draw:style-name="gr2" draw:text-style-name="P1" draw:layer="layout" draw:type="line" svg:x1="10.331cm" svg:y1="3.652cm" svg:x2="8.2cm" svg:y2="1.95cm" draw:start-shape="id21" draw:start-glue-point="5" draw:end-shape="id1" draw:end-glue-point="1" svg:d="M10331 3652l-2131-1702" svg:viewBox="0 0 2132 17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Kai CN" svg:font-family="'AR PL UKai CN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21:45:03.304072901</meta:creation-date>
    <dc:date>2014-05-09T21:04:45.434100334</dc:date>
    <meta:editing-duration>PT3H10M54S</meta:editing-duration>
    <meta:editing-cycles>32</meta:editing-cycles>
    <meta:generator>LibreOffice/4.2.3.3$Linux_X86_64 LibreOffice_project/420m0$Build-3</meta:generator>
    <meta:document-statistic meta:object-count="81"/>
  </office:meta>
</office:document-meta>
</file>